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09in"/>
    </style:style>
    <style:style style:name="co2" style:family="table-column">
      <style:table-column-properties fo:break-before="auto" style:column-width="2.0028in"/>
    </style:style>
    <style:style style:name="co3" style:family="table-column">
      <style:table-column-properties fo:break-before="auto" style:column-width="3.464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3.068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195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1.1654in"/>
    </style:style>
    <style:style style:name="co12" style:family="table-column">
      <style:table-column-properties fo:break-before="auto" style:column-width="2.189in"/>
    </style:style>
    <style:style style:name="co13" style:family="table-column">
      <style:table-column-properties fo:break-before="auto" style:column-width="1.2189in"/>
    </style:style>
    <style:style style:name="co14" style:family="table-column">
      <style:table-column-properties fo:break-before="auto" style:column-width="1.5689in"/>
    </style:style>
    <style:style style:name="co15" style:family="table-column">
      <style:table-column-properties fo:break-before="auto" style:column-width="4.4016in"/>
    </style:style>
    <style:style style:name="co16" style:family="table-column">
      <style:table-column-properties fo:break-before="auto" style:column-width="2.0311in"/>
    </style:style>
    <style:style style:name="co17" style:family="table-column">
      <style:table-column-properties fo:break-before="auto" style:column-width="0.948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6102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3425in" fo:break-before="auto" style:use-optimal-row-height="false"/>
    </style:style>
    <style:style style:name="ro5" style:family="table-row">
      <style:table-row-properties style:row-height="0.3953in" fo:break-before="auto" style:use-optimal-row-height="false"/>
    </style:style>
    <style:style style:name="ro6" style:family="table-row">
      <style:table-row-properties style:row-height="0.4917in" fo:break-before="auto" style:use-optimal-row-height="false"/>
    </style:style>
    <style:style style:name="ro7" style:family="table-row">
      <style:table-row-properties style:row-height="1.5925in" fo:break-before="auto" style:use-optimal-row-height="true"/>
    </style:style>
    <style:style style:name="ro8" style:family="table-row">
      <style:table-row-properties style:row-height="0.8071in" fo:break-before="auto" style:use-optimal-row-height="true"/>
    </style:style>
    <style:style style:name="ro9" style:family="table-row">
      <style:table-row-properties style:row-height="0.2398in" fo:break-before="auto" style:use-optimal-row-height="true"/>
    </style:style>
    <style:style style:name="ro10" style:family="table-row">
      <style:table-row-properties style:row-height="1.0047in" fo:break-before="auto" style:use-optimal-row-height="true"/>
    </style:style>
    <style:style style:name="ro11" style:family="table-row">
      <style:table-row-properties style:row-height="0.611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1701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681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fo:font-size="13pt" style:font-size-asian="13pt" style:font-size-complex="13pt" fo:hyphenate="tru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3pt" style:font-size-asian="13pt" style:font-size-complex="13pt" fo:hyphenate="true"/>
    </style:style>
    <style:style style:name="ce6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ce8" style:family="table-cell" style:parent-style-name="Default">
      <style:table-cell-properties fo:wrap-option="wrap"/>
      <style:text-properties fo:font-size="13pt" style:font-size-asian="13pt" style:font-size-complex="13pt" fo:hyphenate="true"/>
    </style:style>
    <style:style style:name="ce9" style:family="table-cell" style:parent-style-name="Default">
      <style:table-cell-properties fo:wrap-option="wrap"/>
      <style:text-properties fo:font-size="13pt" style:text-underline-style="solid" style:text-underline-width="auto" style:text-underline-color="font-color" style:font-size-asian="13pt" style:font-size-complex="13pt" fo:hyphenate="true"/>
    </style:style>
    <style:style style:name="ce10" style:family="table-cell" style:parent-style-name="Default">
      <style:table-cell-properties fo:wrap-option="wrap"/>
      <style:text-properties fo:font-size="13pt" style:text-underline-style="none" style:font-size-asian="13pt" style:font-size-complex="13pt" fo:hyphenate="true"/>
    </style:style>
    <style:style style:name="ce11" style:family="table-cell" style:parent-style-name="Default">
      <style:table-cell-properties fo:wrap-option="wrap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 fo:hyphenate="tru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style:font-name="Arial" style:font-size-asian="8pt" style:font-size-complex="8pt"/>
    </style:style>
    <style:style style:name="T2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Lucida Sans1" fo:font-size="8pt" fo:font-style="normal" fo:text-shadow="none" style:text-underline-style="none" fo:font-weight="normal" style:font-name-asian="Lucida Sans1" style:font-size-asian="8pt" style:font-style-asian="normal" style:font-weight-asian="normal" style:font-name-complex="Lucida Sans1" style:font-size-complex="4.59999990463257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</office:automatic-styles>
  <office:body>
    <office:spreadsheet>
      <table:table table:name="Entity Referenc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ontext</text:p>
          </table:table-cell>
          <table:table-cell office:value-type="string">
            <text:p>Is the source for css files and js modules. This object also provides the functions for extension points. All extensionPoints will mapped using the &lt;module&gt;.&lt;element&gt; format such that the code: require(module).element will render the proper function or element.</text:p>
          </table:table-cell>
          <table:table-cell table:number-columns-repeated="1022"/>
        </table:table-row>
        <table:table-row table:style-name="ro2">
          <table:table-cell table:style-name="ce3"/>
          <table:table-cell office:value-type="string">
            <text:p>css files</text:p>
          </table:table-cell>
          <table:table-cell office:value-type="string">
            <text:p>styles for the viewtypes, itemTypes and relationship types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sModules</text:p>
          </table:table-cell>
          <table:table-cell office:value-type="string">
            <text:p>list of strings that could be used in a call to 'require()'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xtensionPointMap</text:p>
          </table:table-cell>
          <table:table-cell office:value-type="string">
            <text:p>maps extensionPointName → &lt;module&gt;.&lt;element&gt;</text:p>
          </table:table-cell>
          <table:table-cell office:value-type="string">
            <text:p>See ExtensionPoint pag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ItemCategory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RelationshipCategory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temType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ame(string)</text:p>
          </table:table-cell>
          <table:table-cell office:value-type="string">
            <text:p>The name of the Item Type e.g. Person, Sandwich, CodeStateme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ategory(id )</text:p>
          </table:table-cell>
          <table:table-cell office:value-type="string">
            <text:p>The Category designation for this item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3">
          <table:table-cell/>
          <table:table-cell office:value-type="string">
            <text:p>Properties (object)</text:p>
          </table:table-cell>
          <table:table-cell office:value-type="string">
            <text:p>list of objects with following values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HESE 2: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>
            <text:p>THESE 2 →</text:p>
          </table:table-cell>
          <table:table-cell office:value-type="string">
            <text:p>type</text:p>
          </table:table-cell>
          <table:table-cell office:value-type="string">
            <text:p>string, required</text:p>
          </table:table-cell>
          <table:table-cell office:value-type="string">
            <text:p>the type – a JSON type: string, bool, date,email etc.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required</text:p>
          </table:table-cell>
          <table:table-cell office:value-type="string">
            <text:p>bool, default=false</text:p>
          </table:table-cell>
          <table:table-cell office:value-type="string">
            <text:p>If true an item of this type can be saved only when this value is present else it may be ommitt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3">
          <table:table-cell/>
          <table:table-cell table:style-name="ce4" office:value-type="string">
            <text:p>OR THESE 2 →</text:p>
          </table:table-cell>
          <table:table-cell office:value-type="string">
            <text:p>relationshipTypes</text:p>
          </table:table-cell>
          <table:table-cell office:value-type="string">
            <text:p>array of relationship Ids</text:p>
          </table:table-cell>
          <table:table-cell office:value-type="string">
            <text:p>List of relationship types that this property can represent.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itemTypes</text:p>
          </table:table-cell>
          <table:table-cell/>
          <table:table-cell office:value-type="string">
            <text:p>This further constrains the type that can be used as a property. This constraint is in addition to the relationshipType constrain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/>
          <table:table-cell table:style-name="ce5" office:value-type="string">
            <text:p>THEN →</text:p>
          </table:table-cell>
          <table:table-cell office:value-type="string">
            <text:p>min</text:p>
          </table:table-cell>
          <table:table-cell/>
          <table:table-cell office:value-type="string">
            <text:p>Item must contain at least 'min' entrie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x</text:p>
          </table:table-cell>
          <table:table-cell/>
          <table:table-cell office:value-type="string">
            <text:p>Item must contain no more than 'max' ent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" office:value-type="string">
            <text:p>derived(boolean)</text:p>
          </table:table-cell>
          <table:table-cell/>
          <table:table-cell office:value-type="string">
            <text:p>Value cannot be set by the user it has a formula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iewStyle(object)</text:p>
          </table:table-cell>
          <table:table-cell office:value-type="string">
            <text:p>Style elements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/>
          <table:table-cell office:value-type="string">
            <text:p>defaults(object)</text:p>
          </table:table-cell>
          <table:table-cell office:value-type="string">
            <text:p>The default values when none r set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nam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The field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valu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String representation of Field Value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office:value-type="string">
            <text:p>fixed</text:p>
          </table:table-cell>
          <table:table-cell table:style-name="ce9" office:value-type="string">
            <text:p>bool </text:p>
          </table:table-cell>
          <table:table-cell table:style-name="ce10" office:value-type="string">
            <text:p>if true this default value cannot be changed in items of this itemTyp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/>
          <table:table-cell table:number-columns-repeated="1019"/>
        </table:table-row>
        <table:table-row table:style-name="ro2">
          <table:table-cell/>
          <table:table-cell office:value-type="string">
            <text:p>allowExtra(bool)</text:p>
          </table:table-cell>
          <table:table-cell office:value-type="string">
            <text:p>Boolean indicating whether this type allows undefined data valu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rigin</text:p>
          </table:table-cell>
          <table:table-cell office:value-type="string">
            <text:p>{context:”default”, area: “builtin” }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string">
            <text:p>Runtime-functions</text:p>
          </table:table-cell>
          <table:table-cell table:number-columns-repeated="2"/>
          <table:table-cell table:style-name="ce12"/>
          <table:table-cell table:number-columns-repeated="1020"/>
        </table:table-row>
        <table:table-row table:style-name="ro1">
          <table:table-cell/>
          <table:table-cell office:value-type="string">
            <text:p>updateItemHierarchy(itemTypeId, parent, category)</text:p>
          </table:table-cell>
          <table:table-cell/>
          <table:table-cell table:style-name="ce12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 table:style-name="ce2" office:value-type="string">
            <text:p>RelationshipType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ame</text:p>
          </table:table-cell>
          <table:table-cell office:value-type="string">
            <text:p>The name of the relationshipTyp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composite(bool)</text:p>
          </table:table-cell>
          <table:table-cell office:value-type="string">
            <text:p>Default: false. <text:s/>The 'TO' side of the relationship are objects that compose the object on the 'FROM' side. 'To' items related via composition may be edited as part of the 'From' item.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bidirectional</text:p>
          </table:table-cell>
          <table:table-cell office:value-type="string">
            <text:p>if True this relationship's To and From are interchangeable (e.g. Friend, Sibling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reciprocalRelationshipId</text:p>
          </table:table-cell>
          <table:table-cell office:value-type="string">
            <text:p>Whenever a relationship of this type is applied, the reciprocal relationship is always applied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rent(ref)</text:p>
          </table:table-cell>
          <table:table-cell office:value-type="string">
            <text:p>The parent relationshi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tegory(ref)</text:p>
          </table:table-cell>
          <table:table-cell office:value-type="string">
            <text:p>The Category Id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emporal</text:p>
          </table:table-cell>
          <table:table-cell office:value-type="string">
            <text:p>if true this relationship is temporal (time based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nstraints(object)</text:p>
          </table:table-cell>
          <table:table-cell office:value-type="string">
            <text:p>Constrains the endpoints for this relationship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To</text:p>
          </table:table-cell>
          <table:table-cell office:value-type="string">
            <text:p>String. validationExpression</text:p>
          </table:table-cell>
          <table:table-cell office:value-type="string">
            <text:p>Expressions may use item, relationship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rom</text:p>
          </table:table-cell>
          <table:table-cell table:style-name="ce12" office:value-type="string">
            <text:p><text:span text:style-name="T3">S</text:span><text:span text:style-name="T4">tring. validationExpression</text:span></text:p>
          </table:table-cell>
          <table:table-cell office:value-type="string">
            <text:p>Expressions may use item, relationship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romAndTo</text:p>
          </table:table-cell>
          <table:table-cell table:style-name="ce12" office:value-type="string">
            <text:p><text:span text:style-name="T3">S</text:span><text:span text:style-name="T4">tring. validationExpression</text:span></text:p>
          </table:table-cell>
          <table:table-cell office:value-type="string">
            <text:p>Expressions may use itemFrom, itemTo, and relationship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ineStyle </text:p>
          </table:table-cell>
          <table:table-cell/>
          <table:table-cell table:style-name="ce12"/>
          <table:table-cell table:number-columns-repeated="1020"/>
        </table:table-row>
        <table:table-row table:style-name="ro1">
          <table:table-cell/>
          <table:table-cell office:value-type="string">
            <text:p>labelStyle </text:p>
          </table:table-cell>
          <table:table-cell/>
          <table:table-cell table:style-name="ce12"/>
          <table:table-cell table:number-columns-repeated="1020"/>
        </table:table-row>
        <table:table-row table:style-name="ro2">
          <table:table-cell/>
          <table:table-cell office:value-type="string">
            <text:p>dragStyle</text:p>
          </table:table-cell>
          <table:table-cell office:value-type="string">
            <text:p>This style is used when either endpoint is being dragged.</text:p>
          </table:table-cell>
          <table:table-cell table:style-name="ce12"/>
          <table:table-cell table:number-columns-repeated="1020"/>
        </table:table-row>
        <table:table-row table:style-name="ro1">
          <table:table-cell/>
          <table:table-cell office:value-type="string">
            <text:p>origin</text:p>
          </table:table-cell>
          <table:table-cell office:value-type="string">
            <text:p>{context:”default”, area: “builtin” }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string">
            <text:p>Relationship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ata </text:p>
          </table:table-cell>
          <table:table-cell office:value-type="string">
            <text:p>object containing the related dat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The relationship type I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oItem</text:p>
          </table:table-cell>
          <table:table-cell office:value-type="string">
            <text:p>The item to which the fromItem is related</text:p>
          </table:table-cell>
          <table:table-cell table:style-name="ce12"/>
          <table:table-cell table:number-columns-repeated="1020"/>
        </table:table-row>
        <table:table-row table:style-name="ro1">
          <table:table-cell/>
          <table:table-cell office:value-type="string">
            <text:p>fromItem</text:p>
          </table:table-cell>
          <table:table-cell table:style-name="ce1" office:value-type="string">
            <text:p>All relationships are from the perspective of the fromItem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2" office:value-type="string">
            <text:p>RelationshipObject</text:p>
          </table:table-cell>
          <table:table-cell/>
          <table:table-cell table:style-name="ce1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/>
          <table:table-cell table:style-name="ce12"/>
          <table:table-cell table:number-columns-repeated="1020"/>
        </table:table-row>
        <table:table-row table:style-name="ro1">
          <table:table-cell/>
          <table:table-cell table:style-name="ce6"/>
          <table:table-cell/>
          <table:table-cell table:style-name="ce12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/>
          <table:table-cell table:style-name="ce1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tem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itle</text:p>
          </table:table-cell>
          <table:table-cell office:value-type="string">
            <text:p>The name of the Item. <text:s/>e.g. Lee's Email Address, Lee Collins, Chicago Bulls, Swap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emType</text:p>
          </table:table-cell>
          <table:table-cell office:value-type="string">
            <text:p>The kind of i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latedIm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lationships</text:p>
          </table:table-cell>
          <table:table-cell office:value-type="string">
            <text:p>Array of Relationships to other item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ata(object)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value</text:p>
          </table:table-cell>
          <table:table-cell table:style-name="ce9"/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name</text:p>
          </table:table-cell>
          <table:table-cell office:value-type="string">
            <text:p>name of field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>
            <text:p><text:s/></text:p>
          </table:table-cell>
          <table:table-cell office:value-type="string">
            <text:p>value</text:p>
          </table:table-cell>
          <table:table-cell office:value-type="string">
            <text:p>String representation of Field Val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iewType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is encapsulates the CSS file, style of item, relationship, and connectors. Any viewType may display any viewData. </text:p>
          </table:table-cell>
          <table:table-cell table:number-columns-repeated="1022"/>
        </table:table-row>
        <table:table-row table:style-name="ro9">
          <table:table-cell/>
          <table:table-cell table:style-name="ce7" office:value-type="string">
            <text:p><text:span text:style-name="T1">Responsibilities: Add the </text:span><text:span text:style-name="T2">relationship and item </text:span><text:span text:style-name="T1">elements to the DOM.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mplatePat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crip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rigin</text:p>
          </table:table-cell>
          <table:table-cell office:value-type="string">
            <text:p>{context:”default”, area: “builtin” }</text:p>
          </table:table-cell>
          <table:table-cell table:style-name="ce1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View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ame</text:p>
          </table:table-cell>
          <table:table-cell office:value-type="string">
            <text:p>The View name. e.g. MainView, PhoneBook,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tems</text:p>
          </table:table-cell>
          <table:table-cell office:value-type="string">
            <text:p>Array of ViewI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tions(object)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val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filters.category.excluded</text:p>
          </table:table-cell>
          <table:table-cell office:value-type="string">
            <text:p>Array of categories not to be shown in view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>
            <text:p>filters.category.included</text:p>
          </table:table-cell>
          <table:table-cell office:value-type="string">
            <text:p>Array of categories to be shown in view – only these will be show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filters.relationship.excluded</text:p>
          </table:table-cell>
          <table:table-cell office:value-type="string">
            <text:p>Array of relationship types <text:s/>not to be shown in view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>
            <text:p>filters.relationship.included</text:p>
          </table:table-cell>
          <table:table-cell office:value-type="string">
            <text:p>Array of relationship types to be shown in view – only these will be shown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itemLimit</text:p>
          </table:table-cell>
          <table:table-cell office:value-type="string">
            <text:p>no more than this many items will be shown in the view despite the item criteria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Runtime instance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Default"/>
          <table:table-cell table:number-columns-repeated="1022"/>
        </table:table-row>
        <table:table-row table:style-name="ro1">
          <table:table-cell table:style-name="ce2"/>
          <table:table-cell office:value-type="string">
            <text:p>updateItemData(viewItem, data)</text:p>
          </table:table-cell>
          <table:table-cell table:number-columns-repeated="1022"/>
        </table:table-row>
        <table:table-row table:style-name="ro11">
          <table:table-cell table:style-name="ce2"/>
          <table:table-cell office:value-type="string">
            <text:p>createItem(itemTypeId, title, data)</text:p>
          </table:table-cell>
          <table:table-cell office:value-type="string">
            <text:p>Must return the new item wrapped in ViewItem and initialized. Both must be saved to persistence.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updateRelationship(viewRelationship, data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reateRelationship(relationshipTypeId, title, data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pdateItemHierarchy(viewItem, parent, category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ovedItem(viewItem, position)</text:p>
          </table:table-cell>
          <table:table-cell table:number-columns-repeated="1022"/>
        </table:table-row>
        <table:table-row table:style-name="ro3">
          <table:table-cell table:style-name="ce2"/>
          <table:table-cell office:value-type="string">
            <text:p>refreshItem(viewItemId)</text:p>
          </table:table-cell>
          <table:table-cell office:value-type="string">
            <text:p>temporarily remove the item from the list and read it from persistence. 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possibleRelationships(viewItem1, viewItem2)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ViewItem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D for ViewI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em </text:p>
          </table:table-cell>
          <table:table-cell office:value-type="string">
            <text:p>The Item Object with item type insi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ewId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osition</text:p>
          </table:table-cell>
          <table:table-cell office:value-type="string">
            <text:p>{x:0, y:0}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ViewItem runtime instance</text:p>
          </table:table-cell>
          <table:table-cell office:value-type="string">
            <text:p>Decorations</text:p>
          </table:table-cell>
          <table:table-cell table:number-columns-repeated="1022"/>
        </table:table-row>
        <table:table-row table:style-name="ro1">
          <table:table-cell/>
          <table:table-cell table:number-columns-repeated="2"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<text:s text:c="3"/></text:p>
          </table:table-cell>
          <table:table-cell office:value-type="string">
            <text:p>image()</text:p>
          </table:table-cell>
          <table:table-cell office:value-type="string">
            <text:p>item.relatedImage</text:p>
          </table:table-cell>
          <table:table-cell table:number-columns-repeated="1021"/>
        </table:table-row>
        <table:table-row table:style-name="ro1">
          <table:table-cell office:value-type="string">
            <text:p><text:s text:c="3"/></text:p>
          </table:table-cell>
          <table:table-cell office:value-type="string">
            <text:p>title()</text:p>
          </table:table-cell>
          <table:table-cell table:number-columns-repeated="1022"/>
        </table:table-row>
        <table:table-row table:style-name="ro1">
          <table:table-cell/>
          <table:table-cell table:number-columns-repeated="2" office:value-type="string">
            <text:p><text:s/>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perties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raItemsOk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()</text:p>
          </table:table-cell>
          <table:table-cell office:value-type="string">
            <text:p>gets the data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World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D for Worl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sion</text:p>
          </table:table-cell>
          <table:table-cell office:value-type="string">
            <text:p>Graph-O-Matic engine vers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2" office:value-type="string">
            <text:p>Runtime instanc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iews()</text:p>
          </table:table-cell>
          <table:table-cell office:value-type="string">
            <text:p>returns all view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ew(viewId)</text:p>
          </table:table-cell>
          <table:table-cell office:value-type="string">
            <text:p>returns a runtime instance of the view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newView( [item list] )</text:p>
          </table:table-cell>
          <table:table-cell office:value-type="string">
            <text:p>creates new <text:s/>view. If item list is present, <text:s/>initialize with the passed in items else its empty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moveView</text:p>
          </table:table-cell>
          <table:table-cell office:value-type="string">
            <text:p>items not deleted – only the view</text:p>
          </table:table-cell>
          <table:table-cell table:number-columns-repeated="1021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tensionPoint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2">
          <table:table-cell office:value-type="string">
            <text:p>ExtensionPoints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itemEditHandler</text:p>
          </table:table-cell>
          <table:table-cell office:value-type="string">
            <text:p>Called when the 'edit-item' event is emitted</text:p>
          </table:table-cell>
        </table:table-row>
      </table:table>
      <table:table table:name="Builtins" table:style-name="ta1" table:print="false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21" table:default-cell-style-name="Default"/>
        <table:table-row table:style-name="ro14" table:number-rows-repeated="2">
          <table:table-cell table:number-columns-repeated="1024"/>
        </table:table-row>
        <table:table-row table:style-name="ro14">
          <table:table-cell office:value-type="string">
            <text:p>Item Types</text:p>
          </table:table-cell>
          <table:table-cell table:number-columns-repeated="1023"/>
        </table:table-row>
        <table:table-row table:style-name="ro14" table:number-rows-repeated="3">
          <table:table-cell table:number-columns-repeated="1024"/>
        </table:table-row>
        <table:table-row table:style-name="ro14">
          <table:table-cell office:value-type="string">
            <text:p>Relationship Types</text:p>
          </table:table-cell>
          <table:table-cell table:number-columns-repeated="1023"/>
        </table:table-row>
        <table:table-row table:style-name="ro14">
          <table:table-cell table:style-name="ce13"/>
          <table:table-cell table:style-name="ce13" office:value-type="string">
            <text:p>name</text:p>
          </table:table-cell>
          <table:table-cell table:style-name="ce13" office:value-type="string">
            <text:p>parent</text:p>
          </table:table-cell>
          <table:table-cell table:style-name="ce13" office:value-type="string">
            <text:p>description</text:p>
          </table:table-cell>
          <table:table-cell table:style-name="ce13" table:number-columns-repeated="1020"/>
        </table:table-row>
        <table:table-row table:style-name="ro15">
          <table:table-cell/>
          <table:table-cell office:value-type="string">
            <text:p>relatedImage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photoOf</text:p>
          </table:table-cell>
          <table:table-cell office:value-type="string">
            <text:p>relatedImage</text:p>
          </table:table-cell>
          <table:table-cell table:number-columns-repeated="1021"/>
        </table:table-row>
        <table:table-row table:style-name="ro15">
          <table:table-cell/>
          <table:table-cell office:value-type="string">
            <text:p>photoOfFriends</text:p>
          </table:table-cell>
          <table:table-cell office:value-type="string">
            <text:p>relatedImage</text:p>
          </table:table-cell>
          <table:table-cell table:number-columns-repeated="1021"/>
        </table:table-row>
      </table:table>
      <table:table table:name="Events" table:style-name="ta1" table:print="false"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1021" table:default-cell-style-name="Default"/>
        <table:table-row table:style-name="ro16" table:number-rows-repeated="3">
          <table:table-cell table:number-columns-repeated="1024"/>
        </table:table-row>
        <table:table-row table:style-name="ro17">
          <table:table-cell/>
          <table:table-cell table:style-name="ce14" office:value-type="string">
            <text:p>Event</text:p>
          </table:table-cell>
          <table:table-cell table:style-name="ce14" office:value-type="string">
            <text:p>Data</text:p>
          </table:table-cell>
          <table:table-cell table:style-name="ce14" office:value-type="string">
            <text:p>Description</text:p>
          </table:table-cell>
          <table:table-cell table:style-name="ce14" table:number-columns-repeated="1020"/>
        </table:table-row>
        <table:table-row table:style-name="ro16">
          <table:table-cell/>
          <table:table-cell office:value-type="string">
            <text:p>item change</text:p>
          </table:table-cell>
          <table:table-cell/>
          <table:table-cell office:value-type="string">
            <text:p>User changed the value using the dialog or a derived field was updated.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item move</text:p>
          </table:table-cell>
          <table:table-cell/>
          <table:table-cell office:value-type="string">
            <text:p>Either the user moved the item or it was moved by itemType event processing.</text:p>
          </table:table-cell>
          <table:table-cell table:number-columns-repeated="1020"/>
        </table:table-row>
        <table:table-row table:style-name="ro16">
          <table:table-cell/>
          <table:table-cell office:value-type="string">
            <text:p>edit-item</text:p>
          </table:table-cell>
          <table:table-cell/>
          <table:table-cell office:value-type="string">
            <text:p>Causes the edit dialog to appear either with the current item data filled-in or blank for a new item. </text:p>
          </table:table-cell>
          <table:table-cell table:number-columns-repeated="1020"/>
        </table:table-row>
        <table:table-row table:style-name="ro16">
          <table:table-cell/>
          <table:table-cell office:value-type="string">
            <text:p>item updated</text:p>
          </table:table-cell>
          <table:table-cell/>
          <table:table-cell office:value-type="string">
            <text:p>Message from the server saying the item has been updated.</text:p>
          </table:table-cell>
          <table:table-cell table:number-columns-repeated="1020"/>
        </table:table-row>
        <table:table-row table:style-name="ro16">
          <table:table-cell/>
          <table:table-cell office:value-type="string">
            <text:p>new item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ViewItemMoved</text:p>
          </table:table-cell>
          <table:table-cell/>
          <table:table-cell office:value-type="string">
            <text:p><text:s text:c="2"/>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<text:s/>SelectView</text:p>
          </table:table-cell>
          <table:table-cell/>
          <table:table-cell office:value-type="string">
            <text:p>event to tell a viewList to display a certain view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ViewSelectionChanged</text:p>
          </table:table-cell>
          <table:table-cell/>
          <table:table-cell office:value-type="string">
            <text:p>event to tell a <text:s/>listener that a view has been selected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<text:s text:c="12"/>OpenViewEvent</text:p>
          </table:table-cell>
          <table:table-cell/>
          <table:table-cell office:value-type="string">
            <text:p>event to tell a viewList to display a view that may not be open</text:p>
          </table:table-cell>
          <table:table-cell table:number-columns-repeated="1020"/>
        </table:table-row>
        <table:table-row table:style-name="ro12">
          <table:table-cell/>
          <table:table-cell office:value-type="string">
            <text:p><text:s text:c="12"/>ViewOpened</text:p>
          </table:table-cell>
          <table:table-cell office:value-type="string">
            <text:p>{ viewId: xxx }</text:p>
          </table:table-cell>
          <table:table-cell office:value-type="string">
            <text:p>event to tell a <text:s/>listener that a view has been opened</text:p>
          </table:table-cell>
          <table:table-cell table:number-columns-repeated="1020"/>
        </table:table-row>
        <table:table-row table:style-name="ro16" table:number-rows-repeated="3">
          <table:table-cell table:number-columns-repeated="1024"/>
        </table:table-row>
        <table:table-row table:style-name="ro15">
          <table:table-cell/>
          <table:table-cell office:value-type="string">
            <text:p><text:s text:c="12"/>ViewOptionsChanged</text:p>
          </table:table-cell>
          <table:table-cell/>
          <table:table-cell office:value-type="string">
            <text:p>fired when an option is changed in the viewOptions</text:p>
          </table:table-cell>
          <table:table-cell table:number-columns-repeated="1020"/>
        </table:table-row>
        <table:table-row table:style-name="ro16">
          <table:table-cell table:number-columns-repeated="2"/>
          <table:table-cell office:value-type="string">
            <text:p>{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>
            <text:p>ItemLimit: 1000,</text:p>
          </table:table-cell>
          <table:table-cell table:number-columns-repeated="1021"/>
        </table:table-row>
        <table:table-row table:style-name="ro16">
          <table:table-cell table:number-columns-repeated="2"/>
          <table:table-cell office:value-type="string">
            <text:p>filters:[</text:p>
          </table:table-cell>
          <table:table-cell table:number-columns-repeated="1021"/>
        </table:table-row>
        <table:table-row table:style-name="ro12">
          <table:table-cell table:number-columns-repeated="3"/>
          <table:table-cell office:value-type="string">
            <text:p>category:{ inclusionExclusion:bool, list:[]}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>
            <text:p>relationship:{ inclusionExclusion:bool, list:[]}</text:p>
          </table:table-cell>
          <table:table-cell table:number-columns-repeated="1020"/>
        </table:table-row>
        <table:table-row table:style-name="ro16">
          <table:table-cell table:number-columns-repeated="2"/>
          <table:table-cell office:value-type="string">
            <text:p><text:s/></text:p>
          </table:table-cell>
          <table:table-cell office:value-type="string">
            <text:p>]</text:p>
          </table:table-cell>
          <table:table-cell table:number-columns-repeated="1020"/>
        </table:table-row>
        <table:table-row table:style-name="ro16">
          <table:table-cell table:number-columns-repeated="2"/>
          <table:table-cell office:value-type="string">
            <text:p>}</text:p>
          </table:table-cell>
          <table:table-cell table:number-columns-repeated="1021"/>
        </table:table-row>
        <table:table-row table:style-name="ro12">
          <table:table-cell/>
          <table:table-cell office:value-type="string">
            <text:p><text:s text:c="12"/>CloseView</text:p>
          </table:table-cell>
          <table:table-cell/>
          <table:table-cell office:value-type="string">
            <text:p>event to tell a viewList to close <text:s/>a view</text:p>
          </table:table-cell>
          <table:table-cell table:number-columns-repeated="1020"/>
        </table:table-row>
        <table:table-row table:style-name="ro12">
          <table:table-cell/>
          <table:table-cell office:value-type="string">
            <text:p><text:s text:c="12"/>ViewClosed</text:p>
          </table:table-cell>
          <table:table-cell/>
          <table:table-cell office:value-type="string">
            <text:p>event to tell a <text:s/>listener that a view has been closed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<text:s text:c="12"/>SelectionChanged</text:p>
          </table:table-cell>
          <table:table-cell office:value-type="string">
            <text:p>{</text:p>
          </table:table-cell>
          <table:table-cell office:value-type="string">
            <text:p>event to tell a <text:s/>listener that the selection in a selection-list has changed</text:p>
          </table:table-cell>
          <table:table-cell table:number-columns-repeated="1020"/>
        </table:table-row>
        <table:table-row table:style-name="ro12">
          <table:table-cell table:number-columns-repeated="2"/>
          <table:table-cell office:value-type="string">
            <text:p>label: “cbxLabel”,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>
            <text:p>selected: bool,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>
            <text:p>value: valueFn(),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>
            <text:p>selectedList:[],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>
            <text:p>deselectedList:[]</text:p>
          </table:table-cell>
          <table:table-cell table:number-columns-repeated="1021"/>
        </table:table-row>
        <table:table-row table:style-name="ro16">
          <table:table-cell table:number-columns-repeated="2"/>
          <table:table-cell office:value-type="string">
            <text:p>}</text:p>
          </table:table-cell>
          <table:table-cell table:number-columns-repeated="1021"/>
        </table:table-row>
        <table:table-row table:style-name="ro16" table:number-rows-repeated="104854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ItemEditor" table:style-name="ta1"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row table:style-name="ro13" table:number-rows-repeated="3">
          <table:table-cell table:number-columns-repeated="3"/>
        </table:table-row>
        <table:table-row table:style-name="ro17">
          <table:table-cell table:style-name="ce15" office:value-type="string">
            <text:p>item editor</text:p>
          </table:table-cell>
          <table:table-cell office:value-type="string">
            <text:p>--&gt;&gt; </text:p>
          </table:table-cell>
          <table:table-cell office:value-type="string">
            <text:p>Property Editor</text:p>
          </table:table-cell>
        </table:table-row>
        <table:table-row table:style-name="ro17">
          <table:table-cell/>
          <table:table-cell table:style-name="ce15"/>
          <table:table-cell/>
        </table:table-row>
        <table:table-row table:style-name="ro12">
          <table:table-cell table:number-columns-repeated="2"/>
          <table:table-cell office:value-type="string">
            <text:p>numberEditor</text:p>
          </table:table-cell>
        </table:table-row>
        <table:table-row table:style-name="ro13" table:number-rows-repeated="3">
          <table:table-cell table:number-columns-repeated="3"/>
        </table:table-row>
        <table:table-row table:style-name="ro13">
          <table:table-cell/>
          <table:table-cell office:value-type="string">
            <text:p>Image</text:p>
          </table:table-cell>
          <table:table-cell/>
        </table:table-row>
        <table:table-row table:style-name="ro13">
          <table:table-cell/>
          <table:table-cell office:value-type="string">
            <text:p>Title</text:p>
          </table:table-cell>
          <table:table-cell/>
        </table:table-row>
        <table:table-row table:style-name="ro13">
          <table:table-cell/>
          <table:table-cell office:value-type="string">
            <text:p>Properties Table</text:p>
          </table:table-cell>
          <table:table-cell/>
        </table:table-row>
        <table:table-row table:style-name="ro12">
          <table:table-cell table:number-columns-repeated="2"/>
          <table:table-cell office:value-type="string">
            <text:p>td= propertyName</text:p>
          </table:table-cell>
        </table:table-row>
        <table:table-row table:style-name="ro12">
          <table:table-cell table:number-columns-repeated="2"/>
          <table:table-cell office:value-type="string">
            <text:p>td=propertyEditor(property)(propertyValue)</text:p>
          </table:table-cell>
        </table:table-row>
        <table:table-row table:style-name="ro13" table:number-rows-repeated="4">
          <table:table-cell table:number-columns-repeated="3"/>
        </table:table-row>
        <table:table-row table:style-name="ro13">
          <table:table-cell office:value-type="string">
            <text:p>Directives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propertyEditor</text:p>
          </table:table-cell>
          <table:table-cell/>
        </table:table-row>
        <table:table-row table:style-name="ro12">
          <table:table-cell table:number-columns-repeated="2"/>
          <table:table-cell office:value-type="string">
            <text:p>&lt;propertyEditor property='birthdate' <text:s/>value=”person.birthdate” /&gt;</text:p>
          </table:table-cell>
        </table:table-row>
        <table:table-row table:style-name="ro12">
          <table:table-cell table:number-columns-repeated="2"/>
          <table:table-cell office:value-type="string">
            <text:p>where birthdate is propertyObject in scope and</text:p>
          </table:table-cell>
        </table:table-row>
        <table:table-row table:style-name="ro12">
          <table:table-cell table:number-columns-repeated="2"/>
          <table:table-cell office:value-type="string">
            <text:p><text:span text:style-name="T5">person.birthdate</text:span><text:span text:style-name="T6"> is a date value in the scope</text:span></text:p>
          </table:table-cell>
        </table:table-row>
      </table:table>
      <table:table table:name="Sheet6" table:style-name="ta1">
        <table:table-column table:style-name="co16" table:number-columns-repeated="2" table:default-cell-style-name="ce16"/>
        <table:table-column table:style-name="co17" table:default-cell-style-name="ce16"/>
        <table:table-column table:style-name="co16" table:number-columns-repeated="1021" table:default-cell-style-name="ce16"/>
        <table:table-row table:style-name="ro18">
          <table:table-cell office:value-type="string">
            <text:p>Controllers</text:p>
          </table:table-cell>
          <table:table-cell table:number-columns-repeated="1023"/>
        </table:table-row>
        <table:table-row table:style-name="ro18">
          <table:table-cell table:number-columns-repeated="1024"/>
        </table:table-row>
        <table:table-row table:style-name="ro9">
          <table:table-cell/>
          <table:table-cell office:value-type="string">
            <text:p>WorldController</text:p>
          </table:table-cell>
          <table:table-cell office:value-type="string">
            <text:p>'====&gt;</text:p>
          </table:table-cell>
          <table:table-cell office:value-type="string">
            <text:p>WorldService(world.js)</text:p>
          </table:table-cell>
          <table:table-cell table:number-columns-repeated="1020"/>
        </table:table-row>
        <table:table-row table:style-name="ro9">
          <table:table-cell/>
          <table:table-cell office:value-type="string">
            <text:p>Init:</text:p>
          </table:table-cell>
          <table:table-cell/>
          <table:table-cell table:style-name="ce17"/>
          <table:table-cell table:number-columns-repeated="1020"/>
        </table:table-row>
        <table:table-row table:style-name="ro9">
          <table:table-cell/>
          <table:table-cell table:style-name="Default"/>
          <table:table-cell office:value-type="string">
            <text:p>Inject: WorldService, Config, ??</text:p>
          </table:table-cell>
          <table:table-cell table:number-columns-repeated="1021"/>
        </table:table-row>
        <table:table-row table:style-name="ro18">
          <table:table-cell/>
          <table:table-cell table:style-name="Default"/>
          <table:table-cell office:value-type="string">
            <text:p>Create Tabbed Pane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load all views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For each View 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Default"/>
          <table:table-cell office:value-type="string">
            <text:p>Creata a Jquery Tab View where ( tabLabel = View.name)</text:p>
          </table:table-cell>
          <table:table-cell table:number-columns-repeated="1020"/>
        </table:table-row>
        <table:table-row table:style-name="ro18">
          <table:table-cell table:number-columns-repeated="2"/>
          <table:table-cell table:style-name="Default"/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Look in the config for the current view and bring it to the front.</text:p>
          </table:table-cell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9">
          <table:table-cell/>
          <table:table-cell office:value-type="string">
            <text:p>onViewOptionChange</text:p>
          </table:table-cell>
          <table:table-cell table:number-columns-repeated="1022"/>
        </table:table-row>
        <table:table-row table:style-name="ro9">
          <table:table-cell table:number-columns-repeated="2"/>
          <table:table-cell office:value-type="string">
            <text:p>Each Item should have a ng-show attribute. <text:s/>This should be hooked to a function that takes into account the settings.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we need a func =&gt; f(item, viewOptions) returns whether item is visible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>
            <text:p>...then we can curry it with the item so we don't have to pass that.</text:p>
          </table:table-cell>
          <table:table-cell table:number-columns-repeated="1020"/>
        </table:table-row>
        <table:table-row table:style-name="ro18">
          <table:table-cell table:number-columns-repeated="2"/>
          <table:table-cell office:value-type="string">
            <text:p>View Options are in the View itself</text:p>
          </table:table-cell>
          <table:table-cell table:number-columns-repeated="1021"/>
        </table:table-row>
        <table:table-row table:style-name="ro18" table:number-rows-repeated="2">
          <table:table-cell table:number-columns-repeated="1024"/>
        </table:table-row>
        <table:table-row table:style-name="ro9">
          <table:table-cell/>
          <table:table-cell office:value-type="string">
            <text:p>onViewSelection</text:p>
          </table:table-cell>
          <table:table-cell table:number-columns-repeated="1022"/>
        </table:table-row>
        <table:table-row table:style-name="ro9">
          <table:table-cell table:number-columns-repeated="2"/>
          <table:table-cell office:value-type="string">
            <text:p>look in the current viewTabs for this one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if found, make it active else create a Tab for it 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how to add content to tab?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maybe a tab mgr to : keep track of tabs, find viewtab, create view tab, hide a view</text:p>
          </table:table-cell>
          <table:table-cell table:number-columns-repeated="1020"/>
        </table:table-row>
        <table:table-row table:style-name="ro18" table:number-rows-repeated="1048551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  <table:database-ranges>
        <table:database-range table:name="__Anonymous_DB__1" table:target-range-address="ItemEditor.B10:ItemEditor.B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/00/0000</text:date>, <text:time style:data-style-name="N2" text:time-value="0000-00-00T15:35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0:25:14</meta:creation-date>
    <meta:editing-duration>P8DT2H23M55S</meta:editing-duration>
    <meta:editing-cycles>98</meta:editing-cycles>
    <meta:generator>LibreOffice/4.0.2.2$Linux_X86_64 LibreOffice_project/400m0$Build-2</meta:generator>
    <meta:initial-creator>Lee Collins</meta:initial-creator>
    <dc:date>2013-10-09T20:00:39</dc:date>
    <dc:creator>LeMoyne Collins</dc:creator>
    <meta:document-statistic meta:table-count="6" meta:cell-count="330" meta:object-count="0"/>
  </office:meta>
</office:document-meta>
</file>